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41a" officeooo:paragraph-rsid="0018041a"/>
    </style:style>
    <style:style style:name="P2" style:family="paragraph" style:parent-style-name="Standard">
      <style:text-properties officeooo:rsid="0018878b" officeooo:paragraph-rsid="0018878b"/>
    </style:style>
    <style:style style:name="P3" style:family="paragraph" style:parent-style-name="Standard">
      <style:paragraph-properties>
        <style:tab-stops/>
      </style:paragraph-properties>
      <style:text-properties officeooo:rsid="0018878b" officeooo:paragraph-rsid="0018878b"/>
    </style:style>
    <style:style style:name="T1" style:family="text">
      <style:text-properties officeooo:rsid="00188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</text:h>
      <text:p text:style-name="P1"/>
      <text:p text:style-name="P1">/home/asus/Atheros-CSI-Tool-UserSpace-APP/hostapd-2.5/src/ap/hostapd.c</text:p>
      <text:p text:style-name="P1">/home/asus/Atheros-CSI-Tool-UserSpace-APP/hostapd-2.5/src/ap/hostapd.h</text:p>
      <text:p text:style-name="P1"/>
      <text:h text:style-name="Heading_20_1" text:outline-level="1">CSI</text:h>
      <text:p text:style-name="P2"/>
      <text:p text:style-name="P2">/home/asus/Atheros-CSI-Tool/drivers/net/wireless/ath/ath9k/ar9003_csi.h</text:p>
      <text:p text:style-name="P2">/home/asus/Atheros-CSI-Tool/drivers/net/wireless/ath/ath9k/ar9003_csi.c</text:p>
      <text:p text:style-name="P2">/home/asus/Atheros-CSI-Tool/drivers/net/wireless/ath/ath9k/ar9003_mac.c</text:p>
      <text:p text:style-name="P3">/home/asus/Atheros-CSI-Tool/drivers/net/wireless/ath/ath9k/ar9003_mac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09:32:04.803167194</meta:creation-date>
    <dc:date>2016-06-21T10:45:43.195791361</dc:date>
    <meta:editing-duration>PT13M6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8" meta:word-count="8" meta:character-count="429" meta:non-whitespace-character-count="429"/>
  </office:meta>
</office:document-meta>
</file>